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cm" table:align="left"/>
    </style:style>
    <style:style style:name="Tabela1.A" style:family="table-column">
      <style:table-column-properties style:column-width="1.139cm"/>
    </style:style>
    <style:style style:name="Tabela1.B" style:family="table-column">
      <style:table-column-properties style:column-width="4.38cm"/>
    </style:style>
    <style:style style:name="Tabela1.C" style:family="table-column">
      <style:table-column-properties style:column-width="10.48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6cm" table:align="left"/>
    </style:style>
    <style:style style:name="Tabela2.A" style:family="table-column">
      <style:table-column-properties style:column-width="1.445cm"/>
    </style:style>
    <style:style style:name="Tabela2.B" style:family="table-column">
      <style:table-column-properties style:column-width="3.272cm"/>
    </style:style>
    <style:style style:name="Tabela2.C" style:family="table-column">
      <style:table-column-properties style:column-width="11.284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6cm" table:align="left"/>
    </style:style>
    <style:style style:name="Tabela3.A" style:family="table-column">
      <style:table-column-properties style:column-width="2.932cm"/>
    </style:style>
    <style:style style:name="Tabela3.B" style:family="table-column">
      <style:table-column-properties style:column-width="13.069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Horizontal_20_Line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fo:language="pt" fo:country="BR" officeooo:rsid="0034a16f" officeooo:paragraph-rsid="0034a16f" style:font-size-asian="12pt" style:font-size-complex="12pt"/>
    </style:style>
    <style:style style:name="P7" style:family="paragraph" style:parent-style-name="Table_20_Heading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 style:list-style-name="L5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L6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ext_20_body" style:list-style-name="L7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ext_20_body" style:list-style-name="L8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language="pt" fo:country="BR" officeooo:rsid="0035cecd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trong_20_Emphasis"><text:span text:style-name="T2">Análise: Levantamento de Requisitos e Especificações</text:span></text:span></text:h>
      <text:p text:style-name="P8"><text:span text:style-name="Strong_20_Emphasis"><text:span text:style-name="T2">Objetivo da Etapa</text:span></text:span></text:p>
      <text:p text:style-name="P8"><text:span text:style-name="T2">Estabelecer e documentar de forma clara e objetiva os requisitos funcionais e não funcionais do sistema </text:span><text:span text:style-name="Emphasis"><text:span text:style-name="T2">chemIndex</text:span></text:span><text:span text:style-name="T2">, proporcionando uma base sólida para as fases subsequentes de design, desenvolvimento e implementação. Esta etapa também contempla a identificação de dependências técnicas, regras de negócio, restrições operacionais e perfis de usuário.</text:span></text:p>
      <text:p text:style-name="P4"/>
      <text:h text:style-name="P3" text:outline-level="3">1. Requisitos Funcionais (RF)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7">ID</text:p>
            </table:table-cell>
            <table:table-cell table:style-name="Tabela1.A1" office:value-type="string">
              <text:p text:style-name="P7">Requisito</text:p>
            </table:table-cell>
            <table:table-cell table:style-name="Tabela1.A1" office:value-type="string">
              <text:p text:style-name="P7">Descrição</text:p>
            </table:table-cell>
          </table:table-row>
        </table:table-header-rows>
        <table:table-row>
          <table:table-cell table:style-name="Tabela1.A1" office:value-type="string">
            <text:p text:style-name="P5">RF01</text:p>
          </table:table-cell>
          <table:table-cell table:style-name="Tabela1.A1" office:value-type="string">
            <text:p text:style-name="P5">Cadastro de usuários</text:p>
          </table:table-cell>
          <table:table-cell table:style-name="Tabela1.A1" office:value-type="string">
            <text:p text:style-name="P5">Permitir o registro de novos usuários (pesquisadores, técnicos, professores).</text:p>
          </table:table-cell>
        </table:table-row>
        <table:table-row>
          <table:table-cell table:style-name="Tabela1.A1" office:value-type="string">
            <text:p text:style-name="P5">RF02</text:p>
          </table:table-cell>
          <table:table-cell table:style-name="Tabela1.A1" office:value-type="string">
            <text:p text:style-name="P5">Autenticação de usuários</text:p>
          </table:table-cell>
          <table:table-cell table:style-name="Tabela1.A1" office:value-type="string">
            <text:p text:style-name="P5">Permitir login seguro com e-mail e senha.</text:p>
          </table:table-cell>
        </table:table-row>
        <table:table-row>
          <table:table-cell table:style-name="Tabela1.A1" office:value-type="string">
            <text:p text:style-name="P5">RF03</text:p>
          </table:table-cell>
          <table:table-cell table:style-name="Tabela1.A1" office:value-type="string">
            <text:p text:style-name="P5">Dashboard pessoal</text:p>
          </table:table-cell>
          <table:table-cell table:style-name="Tabela1.A1" office:value-type="string">
            <text:p text:style-name="P5">Apresentar dados e funcionalidades personalizadas para o usuário autenticado.</text:p>
          </table:table-cell>
        </table:table-row>
        <table:table-row>
          <table:table-cell table:style-name="Tabela1.A1" office:value-type="string">
            <text:p text:style-name="P5">RF04</text:p>
          </table:table-cell>
          <table:table-cell table:style-name="Tabela1.A1" office:value-type="string">
            <text:p text:style-name="P5">Registro de reagentes</text:p>
          </table:table-cell>
          <table:table-cell table:style-name="Tabela1.A1" office:value-type="string">
            <text:p text:style-name="P5">Permitir a adição de reagentes químicos vinculados ao usuário.</text:p>
          </table:table-cell>
        </table:table-row>
        <table:table-row>
          <table:table-cell table:style-name="Tabela1.A1" office:value-type="string">
            <text:p text:style-name="P5">RF05</text:p>
          </table:table-cell>
          <table:table-cell table:style-name="Tabela1.A1" office:value-type="string">
            <text:p text:style-name="P5">Consulta de reagentes</text:p>
          </table:table-cell>
          <table:table-cell table:style-name="Tabela1.A1" office:value-type="string">
            <text:p text:style-name="P5">Exibir lista e detalhes de reagentes por número CAS.</text:p>
          </table:table-cell>
        </table:table-row>
        <table:table-row>
          <table:table-cell table:style-name="Tabela1.A1" office:value-type="string">
            <text:p text:style-name="P5">RF06</text:p>
          </table:table-cell>
          <table:table-cell table:style-name="Tabela1.A1" office:value-type="string">
            <text:p text:style-name="P5">Edição de reagentes</text:p>
          </table:table-cell>
          <table:table-cell table:style-name="Tabela1.A1" office:value-type="string">
            <text:p text:style-name="P5">Permitir a atualização dos dados de reagentes já cadastrados.</text:p>
          </table:table-cell>
        </table:table-row>
        <table:table-row>
          <table:table-cell table:style-name="Tabela1.A1" office:value-type="string">
            <text:p text:style-name="P5">RF07</text:p>
          </table:table-cell>
          <table:table-cell table:style-name="Tabela1.A1" office:value-type="string">
            <text:p text:style-name="P5">Exclusão de reagentes</text:p>
          </table:table-cell>
          <table:table-cell table:style-name="Tabela1.A1" office:value-type="string">
            <text:p text:style-name="P5">Permitir a remoção de reagentes cadastrados pelo usuário.</text:p>
          </table:table-cell>
        </table:table-row>
        <table:table-row>
          <table:table-cell table:style-name="Tabela1.A1" office:value-type="string">
            <text:p text:style-name="P5">RF08</text:p>
          </table:table-cell>
          <table:table-cell table:style-name="Tabela1.A1" office:value-type="string">
            <text:p text:style-name="P5">Cadastro de administradores</text:p>
          </table:table-cell>
          <table:table-cell table:style-name="Tabela1.A1" office:value-type="string">
            <text:p text:style-name="P5">Permitir a criação de usuários com privilégios administrativos.</text:p>
          </table:table-cell>
        </table:table-row>
        <table:table-row>
          <table:table-cell table:style-name="Tabela1.A1" office:value-type="string">
            <text:p text:style-name="P5">RF09</text:p>
          </table:table-cell>
          <table:table-cell table:style-name="Tabela1.A1" office:value-type="string">
            <text:p text:style-name="P5">Painel administrativo</text:p>
          </table:table-cell>
          <table:table-cell table:style-name="Tabela1.A1" office:value-type="string">
            <text:p text:style-name="P5">Permitir a gestão de usuários e reagentes por administradores.</text:p>
          </table:table-cell>
        </table:table-row>
        <table:table-row>
          <table:table-cell table:style-name="Tabela1.A1" office:value-type="string">
            <text:p text:style-name="P5">RF10</text:p>
          </table:table-cell>
          <table:table-cell table:style-name="Tabela1.A1" office:value-type="string">
            <text:p text:style-name="P5">Middleware de autenticação</text:p>
          </table:table-cell>
          <table:table-cell table:style-name="Tabela1.A1" office:value-type="string">
            <text:p text:style-name="P5">Restringir o acesso a rotas protegidas exclusivamente a usuários autenticados.</text:p>
          </table:table-cell>
        </table:table-row>
        <table:table-row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</table:table>
      <text:p text:style-name="P4"/>
      <text:h text:style-name="P3" text:outline-level="3">2. Requisitos Não Funcionais (RNF)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7">ID</text:p>
            </table:table-cell>
            <table:table-cell table:style-name="Tabela2.A1" office:value-type="string">
              <text:p text:style-name="P7">Requisito</text:p>
            </table:table-cell>
            <table:table-cell table:style-name="Tabela2.A1" office:value-type="string">
              <text:p text:style-name="P7">Descrição</text:p>
            </table:table-cell>
          </table:table-row>
        </table:table-header-rows>
        <table:table-row>
          <table:table-cell table:style-name="Tabela2.A1" office:value-type="string">
            <text:p text:style-name="P5">RNF01</text:p>
          </table:table-cell>
          <table:table-cell table:style-name="Tabela2.A1" office:value-type="string">
            <text:p text:style-name="P5">Persistência de dados</text:p>
          </table:table-cell>
          <table:table-cell table:style-name="Tabela2.A1" office:value-type="string">
            <text:p text:style-name="P5">Utilização do MongoDB Atlas como banco de dados NoSQL para armazenamento remoto e escalável.</text:p>
          </table:table-cell>
        </table:table-row>
        <table:table-row>
          <table:table-cell table:style-name="Tabela2.A1" office:value-type="string">
            <text:p text:style-name="P5">RNF02</text:p>
          </table:table-cell>
          <table:table-cell table:style-name="Tabela2.A1" office:value-type="string">
            <text:p text:style-name="P5">Arquitetura backend</text:p>
          </table:table-cell>
          <table:table-cell table:style-name="Tabela2.A1" office:value-type="string">
            <text:p text:style-name="P5">Implementação com Node.js e Express, com separação modular por responsabilidade.</text:p>
          </table:table-cell>
        </table:table-row>
        <table:table-row>
          <table:table-cell table:style-name="Tabela2.A1" office:value-type="string">
            <text:p text:style-name="P5">RNF03</text:p>
          </table:table-cell>
          <table:table-cell table:style-name="Tabela2.A1" office:value-type="string">
            <text:p text:style-name="P5">Segurança da aplicação</text:p>
          </table:table-cell>
          <table:table-cell table:style-name="Tabela2.A1" office:value-type="string">
            <text:p text:style-name="P5">Middleware de autenticação com JWT, políticas de segurança (CSP, CORP), proteção contra bots (Arcjet), limitação de requisições, validação e sanitização de entradas.</text:p>
          </table:table-cell>
        </table:table-row>
        <table:table-row>
          <table:table-cell table:style-name="Tabela2.A1" office:value-type="string">
            <text:p text:style-name="P5">RNF04</text:p>
          </table:table-cell>
          <table:table-cell table:style-name="Tabela2.A1" office:value-type="string">
            <text:p text:style-name="P5">Testes automatizados</text:p>
          </table:table-cell>
          <table:table-cell table:style-name="Tabela2.A1" office:value-type="string">
            <text:p text:style-name="P5">Uso das ferramentas Mocha, Chai e Supertest para garantir cobertura de rotas e lógica crítica.</text:p>
          </table:table-cell>
        </table:table-row>
        <text:soft-page-break/>
        <table:table-row>
          <table:table-cell table:style-name="Tabela2.A1" office:value-type="string">
            <text:p text:style-name="P5">RNF05</text:p>
          </table:table-cell>
          <table:table-cell table:style-name="Tabela2.A1" office:value-type="string">
            <text:p text:style-name="P5">Hospedagem do MVP</text:p>
          </table:table-cell>
          <table:table-cell table:style-name="Tabela2.A1" office:value-type="string">
            <text:p text:style-name="P5">Publicação inicial do sistema em plataformas gratuitas (Render, Heroku ou equivalente).</text:p>
          </table:table-cell>
        </table:table-row>
        <table:table-row>
          <table:table-cell table:style-name="Tabela2.A1" office:value-type="string">
            <text:p text:style-name="P5">RNF06</text:p>
          </table:table-cell>
          <table:table-cell table:style-name="Tabela2.A1" office:value-type="string">
            <text:p text:style-name="P5">Acessibilidade responsiva</text:p>
          </table:table-cell>
          <table:table-cell table:style-name="Tabela2.A1" office:value-type="string">
            <text:p text:style-name="P5">Interface web responsiva, otimizada para visualização em dispositivos móveis e desktops.</text:p>
          </table:table-cell>
        </table:table-row>
        <table:table-row>
          <table:table-cell table:style-name="Tabela2.A1" office:value-type="string">
            <text:p text:style-name="P5">RNF07</text:p>
          </table:table-cell>
          <table:table-cell table:style-name="Tabela2.A1" office:value-type="string">
            <text:p text:style-name="P5">Padronização de APIs</text:p>
          </table:table-cell>
          <table:table-cell table:style-name="Tabela2.A1" office:value-type="string">
            <text:p text:style-name="P5">Utilização do padrão RESTful em todas as rotas, com versionamento explícito (ex: /api/v1).</text:p>
          </table:table-cell>
        </table:table-row>
      </table:table>
      <text:p text:style-name="P4"/>
      <text:h text:style-name="P3" text:outline-level="3">3. Regras de Negócio</text:h>
      <text:list text:style-name="L5">
        <text:list-item>
          <text:p text:style-name="P9">Cada usuário tem acesso apenas aos reagentes cadastrados sob sua conta, <text:span text:style-name="T1">podendo buscá-los, editá-los, deletá-los ou mesmo criá-los</text:span>.</text:p>
        </text:list-item>
        <text:list-item>
          <text:p text:style-name="P9">A identificação dos reagentes é feita por meio do número CAS (Chemical Abstracts Service), assegurando unicidade por usuário.</text:p>
        </text:list-item>
        <text:list-item>
          <text:p text:style-name="P9">Somente o proprietário de um reagente pode editá-lo ou excluí-lo.</text:p>
        </text:list-item>
        <text:list-item>
          <text:p text:style-name="P9">Usuários com perfil administrativo possuem acesso irrestrito a todos os dados do sistema, podendo visualizar, editar ou excluir qualquer registro.</text:p>
        </text:list-item>
      </text:list>
      <text:p text:style-name="P4"/>
      <text:h text:style-name="P3" text:outline-level="3">4. Papéis de Usuário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7">Papel</text:p>
            </table:table-cell>
            <table:table-cell table:style-name="Tabela3.A1" office:value-type="string">
              <text:p text:style-name="P7">Permissões</text:p>
            </table:table-cell>
          </table:table-row>
        </table:table-header-rows>
        <table:table-row>
          <table:table-cell table:style-name="Tabela3.A1" office:value-type="string">
            <text:p text:style-name="P5">Usuário Comum</text:p>
          </table:table-cell>
          <table:table-cell table:style-name="Tabela3.A1" office:value-type="string">
            <text:p text:style-name="P5">Cadastrar-se, autenticar-se, cadastrar/editar/excluir/consultar seus próprios reagentes.</text:p>
          </table:table-cell>
        </table:table-row>
        <table:table-row>
          <table:table-cell table:style-name="Tabela3.A1" office:value-type="string">
            <text:p text:style-name="P5">Administrador</text:p>
          </table:table-cell>
          <table:table-cell table:style-name="Tabela3.A1" office:value-type="string">
            <text:p text:style-name="P5">Gerenciar todos os usuários e reagentes do sistema, com permissões de leitura e escrita totais.</text:p>
          </table:table-cell>
        </table:table-row>
      </table:table>
      <text:p text:style-name="P4"/>
      <text:h text:style-name="P3" text:outline-level="3">5. Restrições e Dependências</text:h>
      <text:list text:style-name="L6">
        <text:list-item>
          <text:p text:style-name="P10">Utilização do MongoDB Atlas como solução de banco de dados escalável e baseada em nuvem.</text:p>
        </text:list-item>
        <text:list-item>
          <text:p text:style-name="P10">O sistema será inicialmente projetado com foco em uso desktop-first, com progressiva adaptação mobile.</text:p>
        </text:list-item>
        <text:list-item>
          <text:p text:style-name="P10">O número CAS deverá seguir o formato padronizado (XXX-XX-X) e ser validado no momento do cadastro.</text:p>
        </text:list-item>
        <text:list-item>
          <text:p text:style-name="P10">Acesso a dados sensíveis será condicionado à autenticação por JWT e verificação de permissões.</text:p>
        </text:list-item>
        <text:list-item>
          <text:p text:style-name="P10"><text:soft-page-break/>O MVP será desenvolvido com baixa complexidade técnica, visando facilitar manutenções e evoluções incrementais.</text:p>
        </text:list-item>
      </text:list>
      <text:p text:style-name="P4"/>
      <text:h text:style-name="P3" text:outline-level="3">6. Expansões Futuras (Backlog)</text:h>
      <text:list text:style-name="L7">
        <text:list-item>
          <text:p text:style-name="P11">Desenvolvimento de aplicativo móvel híbrido (React Native ou Capacitor).</text:p>
        </text:list-item>
        <text:list-item>
          <text:p text:style-name="P11">Importação de dados via planilhas (.csv).</text:p>
        </text:list-item>
        <text:list-item>
          <text:p text:style-name="P11">Integração com bases de dados de segurança química.</text:p>
        </text:list-item>
        <text:list-item>
          <text:p text:style-name="P11">Implementação de logs de auditoria (ações por usuário e carimbo de data/hora).</text:p>
        </text:list-item>
        <text:list-item>
          <text:p text:style-name="P11">Upload e gestão de documentos associados aos reagentes (ex: fichas de segurança, imagens).</text:p>
        </text:list-item>
        <text:list-item>
          <text:p text:style-name="P11">Controle de estoque: gerenciamento de quantidades, entradas/saídas e datas de validade.</text:p>
        </text:list-item>
      </text:list>
      <text:p text:style-name="P4"/>
      <text:h text:style-name="P3" text:outline-level="3">7. Observações Técnicas</text:h>
      <text:list text:style-name="L8">
        <text:list-item>
          <text:p text:style-name="P12">A arquitetura será projetada para garantir baixo acoplamento e alta coesão, permitindo substituições futuras de componentes (ex: migração de MongoDB para PostgreSQL, ou de Express para Nest.js).</text:p>
        </text:list-item>
        <text:list-item>
          <text:p text:style-name="P12">As rotas e lógicas de negócio serão implementadas com foco em escalabilidade horizontal.</text:p>
        </text:list-item>
        <text:list-item>
          <text:p text:style-name="P12">As dependências serão gerenciadas via npm, com controle de versões através do arquivo package-lock.json.</text:p>
        </text:list-item>
      </text:list>
      <text:p text:style-name="P4"/>
      <text:p text:style-name="P8"><text:span text:style-name="Emphasis"><text:span text:style-name="T2"/></text:span></text:p>
      <text:p text:style-name="P8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adrão1"/><text:page-number text:select-page="current">2</text:page-number><text:bookmark-end text:name="PageNumWizard_FOOTER_Estilo de página Padrã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5:02:02.985000000</meta:creation-date>
    <dc:date>2025-05-09T14:10:43.847000000</dc:date>
    <meta:editing-duration>PT31M10S</meta:editing-duration>
    <meta:editing-cycles>26</meta:editing-cycles>
    <meta:generator>LibreOffice/7.6.2.1$Windows_X86_64 LibreOffice_project/56f7684011345957bbf33a7ee678afaf4d2ba333</meta:generator>
    <meta:document-statistic meta:table-count="3" meta:image-count="0" meta:object-count="0" meta:page-count="3" meta:paragraph-count="92" meta:word-count="634" meta:character-count="4413" meta:non-whitespace-character-count="3889"/>
  </office:meta>
</office:document-meta>
</file>